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31b8" officeooo:paragraph-rsid="001cc699"/>
    </style:style>
    <style:style style:name="P2" style:family="paragraph" style:parent-style-name="Standard">
      <style:text-properties fo:font-style="normal" fo:font-weight="normal" officeooo:rsid="00ad9026" officeooo:paragraph-rsid="001cc699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ae6225" officeooo:paragraph-rsid="001cc699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af99e7" officeooo:paragraph-rsid="001cc699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b0aad5" officeooo:paragraph-rsid="001cc699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b297cd" officeooo:paragraph-rsid="001cc699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b35b45" officeooo:paragraph-rsid="001cc699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b3a8f8" officeooo:paragraph-rsid="001cc699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b4368a" officeooo:paragraph-rsid="001cc699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b52a76" officeooo:paragraph-rsid="001cc699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b68f85" officeooo:paragraph-rsid="001cc699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b82bb6" officeooo:paragraph-rsid="001cc699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b8738b" officeooo:paragraph-rsid="001cc699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Liberation Serif" fo:font-style="italic" fo:font-weight="normal" officeooo:rsid="00b8738b" officeooo:paragraph-rsid="001cc699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style:font-name="Dudu Cyryllic" fo:font-style="normal" fo:font-weight="normal" officeooo:rsid="00b8738b" officeooo:paragraph-rsid="001cc699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officeooo:rsid="00145ffb" officeooo:paragraph-rsid="001cc699"/>
    </style:style>
    <style:style style:name="P17" style:family="paragraph" style:parent-style-name="Heading_20_2">
      <style:paragraph-properties fo:text-align="center" style:justify-single-word="false"/>
      <style:text-properties fo:font-style="normal" fo:font-weight="normal" officeooo:rsid="00ad9026" officeooo:paragraph-rsid="001cc699" style:font-style-asian="normal" style:font-weight-asian="normal" style:font-style-complex="normal" style:font-weight-complex="normal"/>
    </style:style>
    <style:style style:name="T1" style:family="text">
      <style:text-properties officeooo:rsid="01775940"/>
    </style:style>
    <style:style style:name="T2" style:family="text">
      <style:text-properties officeooo:rsid="038fbeab"/>
    </style:style>
    <style:style style:name="T3" style:family="text">
      <style:text-properties officeooo:rsid="00ae6225"/>
    </style:style>
    <style:style style:name="T4" style:family="text">
      <style:text-properties officeooo:rsid="00b35b45"/>
    </style:style>
    <style:style style:name="T5" style:family="text">
      <style:text-properties officeooo:rsid="00b68f85"/>
    </style:style>
    <style:style style:name="T6" style:family="text">
      <style:text-properties officeooo:rsid="00b52a76"/>
    </style:style>
    <style:style style:name="T7" style:family="text">
      <style:text-properties officeooo:rsid="0254397a"/>
    </style:style>
    <style:style style:name="T8" style:family="text">
      <style:text-properties officeooo:rsid="00b82bb6"/>
    </style:style>
    <style:style style:name="T9" style:family="text">
      <style:text-properties officeooo:rsid="0016c5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/>
      <text:p text:style-name="P2"/>
      <text:p text:style-name="P2">В <text:span text:style-name="T1">К</text:span>онотоп я приехал вечером следующего дня и гордо повёз подарок <text:span text:style-name="T2">Н</text:span>а Семь Ветров. <text:span text:style-name="T3">Семья Наташи уже жила там в девятиэтажке построенной ПМК-7.</text:span></text:p>
      <text:p text:style-name="P3">Поездка лифтом на четвёртый этаж показалась провинциально короткой, но дверь мне не открыли.</text:p>
      <text:p text:style-name="P3">Гена иногда уезжал на сессии своего заочного техникума на Донбассе, а Наташа могла выйти к какой-то из соседок.</text:p>
      <text:p text:style-name="P3">В виде помощи молодой семье я писал для Гены все работы по философии и истории. </text:p>
      <text:p text:style-name="P3">С паршивого шурина хоть шерсти клок.</text:p>
      <text:p text:style-name="P3">По пути на Декабристов 13 я завернул в переулки улицы Пирогова, где жили Генины родители.</text:p>
      <text:p text:style-name="P3">Папа его уже спал, а Наталья Савельевна сидела в гостиной с Андреем — её внуком и моим племянником.</text:p>
      <text:p text:style-name="P3">Я хотел оставить коробку и уйти, но она попросила собрать игрушку — всё равно Андрюша ещё не спит.</text:p>
      <text:p text:style-name="P3">Когда поезд, чуть жужжа, начал бегать кругами по полу гостиной, мы с Андреем сравнялись по возрасту.</text:p>
      <text:p text:style-name="P3"/>
      <text:p text:style-name="P4">Восстановление переводов, утраченных в хмельном столбняке <text:span text:style-name="T1">в электричке, </text:span>заняло около года. </text:p>
      <text:p text:style-name="P5">Оттого, что они свежи ещё были в памяти, не получилось растянуть удовольствие.</text:p>
      <text:p text:style-name="P5">Поставив заключительную точку в последнем переводе, я повёз четырёхтомник Моэма в Нежин, вернуть Ноне.</text:p>
      <text:p text:style-name="P6">На подходе к дому преподавателей в Графском парке, я догнал Нону и Лидию Панову, <text:span text:style-name="T2">что когда-то </text:span><text:s/>куратор<text:span text:style-name="T2">ствовала в</text:span> моей группы на англофаке. </text:p>
      <text:p text:style-name="P6">Они направлялись к общему подъезду своих квартир, но <text:s/>заметив меня — остановились.</text:p>
      <text:p text:style-name="P6">Поздоровавшись с обеими, я пояснил Ноне про невозможность передать словами мою благодарность ей за четыре тома оригиналов, которые привёз, вот, обратно.</text:p>
      <text:p text:style-name="P6">Она улыбнулась из-под очков и протянула руку за целлофановым пакетом. </text:p>
      <text:p text:style-name="P6">Я перехватил её руку, типа, для демократичного рукопожатия, в стиле героев Джека Лондона. Затем склонился и, отчасти неожиданно <text:span text:style-name="T1">даже </text:span>и для самого себя, я поцеловал ей руку. </text:p>
      <text:p text:style-name="P6">Только после этого пакет перешёл от меня к ней.</text:p>
      <text:p text:style-name="P6">Распрямившись, я уделил Пановой чопорный кивок и удалился.</text:p>
      <text:p text:style-name="P6">Хорошо хоть каблуками не щёлкнул, как поручик Ржевский.</text:p>
      <text:p text:style-name="P6"/>
      <text:p text:style-name="P6">В электричке моя эйфория сошла на первой же остановке и вместо неё насела неотвязная озабоченность.</text:p>
      <text:p text:style-name="P6">Какое, всё-таки, благо неумение строить детальные планы!</text:p>
      <text:p text:style-name="P6"><text:s/><text:span text:style-name="T4">Планы нужно держать предельно короткими. «Сделаю сборник переводов для издания средним тиражом», и — точка. </text:span></text:p>
      <text:p text:style-name="P7">Продумывая план в деталях подвергаешь его смертельному риску. Непременно всплывёт какая-то неодолимая подробность, в которую твой план упрётся, как «Титаник» в свой айсберг.</text:p>
      <text:p text:style-name="P7">Бздынь! А там и буль-буль...</text:p>
      <text:p text:style-name="P7"/>
      <text:p text:style-name="P7">Какое издательство станет рассматривать закорючки моего почерка? </text:p>
      <text:p text:style-name="P7">Но как превратить переводы в машинописный текст?</text:p>
      <text:p text:style-name="P7">Обучиться печатать самому — заманчивый план, вот только где машинку взять?</text:p>
      <text:p text:style-name="P7">У секретарши СМП-615 стоит бандура с нашлёпкой «Ятрань» и с электрическим шнуром, чтобы совать в розетку. </text:p>
      <text:p text:style-name="P7"><text:soft-page-break/><text:span text:style-name="T2">Питаясь напряжением в 220 вольт, машинка </text:span><text:s/>да-дахает неудержимыми очередями, как автомат Калашникова, ничуть не похожими на зазывное цоканье печатных машинок в кинофильмах.</text:p>
      <text:p text:style-name="P7">Вот только секретарша украинского не знает, и вообще печатает одним пальцем.</text:p>
      <text:p text:style-name="P7">О том, чтоб мне после работы приходить в контору на часок и мало-помалу... — и думать не моги: новый начальник чересчур ревнив. </text:p>
      <text:p text:style-name="P8">На административный корпус у него воззрение как на персональный курятник, он не потерпит ничего подобного, даже после работы.</text:p>
      <text:p text:style-name="P7"/>
      <text:p text:style-name="P8">Упор в непредвиденную подробность крепко меня озаботил и полностью затормозил исполнение плана...</text:p>
      <text:p text:style-name="P8"/>
      <text:p text:style-name="P8">Мы работали в локомотивном депо, строили трёхэтажный административный корпус, когда Наташа, при встрече, походя сказала мне, что Ира в Нежине собралась замуж.</text:p>
      <text:p text:style-name="P9">Усомняться в словах сестры бесполезно; их просто надо принимать как данность.</text:p>
      <text:p text:style-name="P9">Однако, такая данность навалилась и придавила меня не на один день.</text:p>
      <text:p text:style-name="P9">Выручил случай. Бригадир Микола Хижняк предложил мне разобрать риштовку вдоль готовой перегородки на втором этаже.</text:p>
      <text:p text:style-name="P9"/>
      <text:p text:style-name="P10">Чтобы поднять перегородку до плит перекрытия, приходится устанавливать кóзлы, настилать на них доски и уже с них продолжать кладку, потом добавить ещё один настил и вот он потолок.</text:p>
      <text:p text:style-name="P10">Перегородок на этаже много и <text:s/>кóзлов на всех не хватает и тогда устраивается «рацуха» (так в бригаде переиначили слово «рацпредложение»).</text:p>
      <text:p text:style-name="P10">Несколько поддонов сшиваются попарно гвоздями и работают вместо <text:s/>кóзлов. <text:span text:style-name="T5">У поддонов рост пониже, поэтому поверх первого настила снова устанавливаются спаренные <text:s/>«</text:span>кóзл<text:span text:style-name="T5">ы» для следующего.</text:span></text:p>
      <text:p text:style-name="P11">Вся эта приспособа смахивает на карточный домик и хлипче, чем <text:s/><text:span text:style-name="T6">кóзл</text:span>ы, однако, работает. Разборка всей этой мудрации тоже не сахар — какие-то из досок настилов прибиты к поддонам, другие нет; сдёргиваешь их и сверху сыпятся осколки кирпича и наслоившийся засохший раствор.</text:p>
      <text:p text:style-name="P11">Мало кто любит разбирать риштовку, ну, а мне оно, типа, шахматного этюда. </text:p>
      <text:p text:style-name="P11">Просто от осколков надо вовремя уклоняться.</text:p>
      <text:p text:style-name="P11"/>
      <text:p text:style-name="P11">Но в тот раз я послал шахматы к чёрту. </text:p>
      <text:p text:style-name="P11">Взбеленившись, как облопавшийся мухоморами викинг, я выворачивал железным ломом доски, визжавшие <text:span text:style-name="T7">застрявшими</text:span> гвоздями. </text:p>
      <text:p text:style-name="P12">Я сбросил верхний настил и, мечась и беснуясь по навалу досок под ногами, расшибал опорные шалашики сшитых поддонов замашистыми ударами всё того же лома и то ли рыкал, то ли орал:</text:p>
      <text:p text:style-name="P11">- <text:span text:style-name="T8">Свадьба?! Вот вам свадьба!</text:span></text:p>
      <text:p text:style-name="P12">Ноздри мои округлились, распираемые бешеным гневом и толчками гоняли сухую пыль, взбитую валящейся риштовкой, в <text:span text:style-name="T1">себя</text:span> и обратно.</text:p>
      <text:p text:style-name="P12"/>
      <text:p text:style-name="P12">Хорошо хоть иногда дать себе волю до полного самозабвения. Только не каждому это дано.</text:p>
      <text:p text:style-name="P12">Я, например, отлично сознавал, что повторяю игру актёра из недавней экранизации странствий Одиссея.</text:p>
      <text:p text:style-name="P12">Он точно так же стягивал губы поверх оскала зубов, когда вернулся домой и начал одного за другим мочить женихов своей жены Пенелопы. </text:p>
      <text:p text:style-name="P12">И насчёт свадьбы, которая «вот вам!», то и это цитата из фильма.</text:p>
      <text:p text:style-name="P12">В любом случае, за считанные минуты на месте риштовки валялась груда досок вперемешку с поддонами. </text:p>
      <text:p text:style-name="P13"><text:soft-page-break/>Клубы пыли заполнили помещение, а в коридоре Катерина, затаившись у дверного проёма, напряжённо вслушивалась — о какой это я свадьбе?</text:p>
      <text:p text:style-name="P12"/>
      <text:p text:style-name="P13">Моя сестра Наташа так никогда и не сообщила о новом замужестве Иры. </text:p>
      <text:p text:style-name="P13">Похоже, в тот раз мы с Одисеем <text:span text:style-name="T7">с</text:span>ломали нормальный ход её дальнейшей жизни.</text:p>
      <text:p text:style-name="P13"/>
      <text:p text:style-name="P14"><text:span text:style-name="T1">(...в</text:span>от и выяснилось, что никакой я не волк и не ахулинамист, а обычная собака на сене. </text:p>
      <text:p text:style-name="P14">Типа тех королей, что отправляли своих разведённых жён под домашний арест в како<text:span text:style-name="T2">й</text:span>-нибудь монастырь.</text:p>
      <text:p text:style-name="P14">Хотя, если при монастыре найдётся правильный садовник от Боккаччо...</text:p>
      <text:p text:style-name="P14">Опять меня заносит: мало мне своих проблем, чтоб лезть в королевские?..<text:span text:style-name="T1">)</text:span></text:p>
      <text:p text:style-name="P15"/>
      <text:p text:style-name="P13">Зато именно Наташа подарила мне решение титанически непреодолимой проблемы превращения рукописей в печатный текст.</text:p>
      <text:p text:style-name="P13">Она сказала, что по улице между площадью Конотопских дивизий и Сенным рынком есть машинописное бюро. </text:p>
      <text:p text:style-name="P13">Может там кто-нибудь согласиться напечатать мои переводы?</text:p>
      <text:p text:style-name="P16">Двухэтажный дом машинописного бюро напоминал «Черевкину школу». От входа наверх вела широкая деревянная лестница и там в паре смежных <text:span text:style-name="T9">комнат</text:span> машинистки с поразительной скоростью стрекотали своими печатными машинками. </text:p>
      <text:p text:style-name="P16">Одна из них, по имени Валя, в короткой блондинной стрижке, согласилась напечатать небольшой рассказ из тонкой тетрадки, который я принёс для пробы.</text:p>
      <text:p text:style-name="P16">Она назначила день, когда мне надо будет придти за готовым текстом. </text:p>
      <text:p text:style-name="P16">Замирая сердцем, я сказал, что у меня есть ещё переводы. Она ответила, что м<text:span text:style-name="T9">о</text:span>гу приносить и их — по одному, по два. </text:p>
      <text:p text:style-name="P1">На мой вопрос об оплате она непонятно отмахнулас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6:14:37.631315262</meta:creation-date>
    <dc:date>2017-03-03T16:14:42.159417405</dc:date>
    <dc:creator>sehrguey </dc:creator>
    <meta:editing-duration>PT4S</meta:editing-duration>
    <meta:editing-cycles>1</meta:editing-cycles>
    <meta:document-statistic meta:table-count="0" meta:image-count="0" meta:object-count="0" meta:page-count="3" meta:paragraph-count="69" meta:word-count="1041" meta:character-count="6997" meta:non-whitespace-character-count="5988"/>
    <meta:generator>LibreOffice/4.3.3.2$Linux_x86 LibreOffice_project/430m0$Build-2</meta:generator>
  </office:meta>
</office:document-meta>
</file>